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19C8A2618350CE7D4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934cm" draw:z-index="0"><draw:image xlink:href="Pictures/10000001000002C10000019C8A2618350CE7D4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54:02.485059110</meta:creation-date>
    <dc:date>2024-06-28T14:55:08.701333938</dc:date>
    <meta:editing-duration>PT1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